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p install ultralytic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08T12:33:45.751039994</dc:date>
    <meta:editing-duration>PT1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23" meta:non-whitespace-character-count="21"/>
  </office:meta>
</office:document-meta>
</file>